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940" officeooo:paragraph-rsid="00073940"/>
    </style:style>
    <style:style style:name="P2" style:family="paragraph" style:parent-style-name="Standard">
      <style:text-properties officeooo:rsid="0013af2c" officeooo:paragraph-rsid="0013af2c"/>
    </style:style>
    <style:style style:name="P3" style:family="paragraph" style:parent-style-name="Standard">
      <style:text-properties officeooo:paragraph-rsid="0013af2c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73940" officeooo:paragraph-rsid="0014e192" style:font-weight-asian="normal" style:font-weight-complex="normal"/>
    </style:style>
    <style:style style:name="T1" style:family="text">
      <style:text-properties officeooo:rsid="0013af2c"/>
    </style:style>
    <style:style style:name="T2" style:family="text">
      <style:text-properties officeooo:rsid="0014e1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</text:span>olution <text:span text:style-name="T2">of problem 1</text:span></text:p>
      <text:p text:style-name="P4"/>
      <text:p text:style-name="P1"/>
      <text:p text:style-name="P1"><draw:frame draw:style-name="fr1" draw:name="Object1" text:anchor-type="as-char" svg:y="-0.2209in" svg:width="3.0035in" svg:height="0.3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2417in" svg:width="2.1701in" svg:height="0.420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draw:frame draw:style-name="fr1" draw:name="Object3" text:anchor-type="as-char" svg:y="-0.2681in" svg:width="2.5102in" svg:height="0.453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2681in" svg:width="2.9445in" svg:height="0.45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5" text:anchor-type="as-char" svg:y="-0.2681in" svg:width="2.9063in" svg:height="0.45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draw:frame draw:style-name="fr1" draw:name="Object6" text:anchor-type="as-char" svg:y="-0.2681in" svg:width="2.8063in" svg:height="0.45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draw:frame draw:style-name="fr1" draw:name="Object7" text:anchor-type="as-char" svg:y="-0.2807in" svg:width="2.1866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2"><text:s text:c="3"/>(using exponential series)</text:p>
      <text:p text:style-name="P2"/>
      <text:p text:style-name="P1"><draw:frame draw:style-name="fr1" draw:name="Object8" text:anchor-type="as-char" svg:y="-0.2807in" svg:width="1.6772in" svg:height="0.429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><draw:frame draw:style-name="fr1" draw:name="Object9" text:anchor-type="as-char" svg:y="-0.2807in" svg:width="1.0098in" svg:height="0.429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3"><text:span text:style-name="T1"><text:s text:c="3"/>which is a PMF for Poisson distribution with </text:span><text:span text:style-name="T1"><draw:frame draw:style-name="fr1" draw:name="Object10" text:anchor-type="as-char" svg:y="-0.1484in" svg:width="0.3035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parame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0:40:14.904563110</meta:creation-date>
    <meta:generator>LibreOffice/5.1.6.2$Linux_X86_64 LibreOffice_project/10m0$Build-2</meta:generator>
    <dc:date>2019-04-14T01:50:58.777766661</dc:date>
    <meta:editing-duration>PT40M35S</meta:editing-duration>
    <meta:editing-cycles>13</meta:editing-cycles>
    <meta:document-statistic meta:table-count="0" meta:image-count="0" meta:object-count="10" meta:page-count="1" meta:paragraph-count="12" meta:word-count="16" meta:character-count="108" meta:non-whitespace-character-count="8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normal">η</mi>
            <mo stretchy="false">=</mo>
            <mi>i</mi>
          </mrow>
        </mrow>
        <mo fence="true" stretchy="false">)</mo>
      </mrow>
      <mrow>
        <mspace width="2em"/>
        <mo stretchy="false">=</mo>
        <mspace width="2em"/>
      </mrow>
      <mrow>
        <munderover>
          <mo stretchy="false">∑</mo>
          <mrow>
            <mi>k</mi>
            <mo stretchy="false">=</mo>
            <mi>i</mi>
          </mrow>
          <mi mathvariant="normal">∞</mi>
        </munderover>
        <mi>P</mi>
      </mrow>
      <mrow>
        <mo fence="true" stretchy="false">(</mo>
        <mrow>
          <mrow>
            <mrow>
              <mi mathvariant="normal">η</mi>
              <mo stretchy="false">=</mo>
              <mi>i</mi>
            </mrow>
            <mrow>
              <mspace width="2em"/>
              <mo stretchy="false">∣</mo>
              <mspace width="2em"/>
            </mrow>
            <mrow>
              <mi mathvariant="normal">ξ</mi>
              <mo stretchy="false">=</mo>
              <mi>k</mi>
            </mrow>
          </mrow>
        </mrow>
        <mo fence="true" stretchy="false">)</mo>
      </mrow>
      <mi>P</mi>
      <mrow>
        <mo fence="true" stretchy="false">(</mo>
        <mrow>
          <mrow>
            <mi mathvariant="normal">ξ</mi>
            <mo stretchy="false">=</mo>
            <mi>k</mi>
          </mrow>
        </mrow>
        <mo fence="true" stretchy="false">)</mo>
      </mrow>
      <mrow>
        <mspace width="2em"/>
        <mo stretchy="false">=</mo>
        <mrow/>
      </mrow>
    </mrow>
    <annotation encoding="StarMath 5.0">P( %eta = i ) ~=~ sum from{k=i} to{infinity} P( %eta=i ~divides~ %xi=k  )P( %xi=k ) ~= {}</annotation>
  </semantics>
</math>
</file>

<file path=Object 10/content.xml><?xml version="1.0" encoding="utf-8"?>
<math xmlns="http://www.w3.org/1998/Math/MathML" display="block">
  <semantics>
    <mrow>
      <mi mathvariant="normal">λ</mi>
      <mi>p</mi>
    </mrow>
    <annotation encoding="StarMath 5.0">%lambda p</annotation>
  </semantics>
</math>
</file>

<file path=Object 2/content.xml><?xml version="1.0" encoding="utf-8"?>
<math xmlns="http://www.w3.org/1998/Math/MathML" display="block">
  <semantics>
    <mrow>
      <mrow>
        <mrow/>
        <mo stretchy="false">=</mo>
        <mspace width="2em"/>
      </mrow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o fence="true" stretchy="true">(</mo>
          <mrow>
            <mtable>
              <mtr>
                <mtd>
                  <mi>k</mi>
                </mtd>
              </mtr>
              <mtr>
                <mtd>
                  <mi>i</mi>
                </mtd>
              </mtr>
            </mtable>
          </mrow>
          <mo fence="true" stretchy="true">)</mo>
        </mrow>
      </mrow>
      <msup>
        <mi>p</mi>
        <mi>i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k</mi>
          <mo stretchy="false">−</mo>
          <mi>i</mi>
        </mrow>
      </msup>
      <msup>
        <mi>e</mi>
        <mrow>
          <mo stretchy="false">−</mo>
          <mi mathvariant="normal">λ</mi>
        </mrow>
      </msup>
      <mfrac>
        <msup>
          <mi mathvariant="normal">λ</mi>
          <mi>k</mi>
        </msup>
        <mrow>
          <mi>k</mi>
          <mi>!</mi>
        </mrow>
      </mfrac>
      <mrow>
        <mspace width="2em"/>
        <mo stretchy="false">=</mo>
        <mrow/>
      </mrow>
    </mrow>
    <annotation encoding="StarMath 5.0">{}=~

sum from{k=i} to{infinity} left ( stack{k#i} right )p^i(1-p)^{k-i}
e^-%lambda {%lambda^k} over {k!}

~= {}</annotation>
  </semantics>
</math>
</file>

<file path=Object 3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i>i</mi>
        </msup>
      </mfrac>
      <mspace width="2em"/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o fence="true" stretchy="true">(</mo>
          <mrow>
            <mtable>
              <mtr>
                <mtd>
                  <mi>k</mi>
                </mtd>
              </mtr>
              <mtr>
                <mtd>
                  <mi>i</mi>
                </mtd>
              </mtr>
            </mtable>
          </mrow>
          <mo fence="true" stretchy="true">)</mo>
        </mrow>
      </mrow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i>k</mi>
      </msup>
      <mfrac>
        <msup>
          <mi mathvariant="normal">λ</mi>
          <mi>k</mi>
        </msup>
        <mrow>
          <mi>k</mi>
          <mi>!</mi>
        </mrow>
      </mfrac>
      <mrow>
        <mspace width="2em"/>
        <mo stretchy="false">=</mo>
        <mrow/>
      </mrow>
    </mrow>
    <annotation encoding="StarMath 5.0">{}=~

e^-%lambda {p^i}over{(1-p)^i}

~sum from{k=i} to{infinity} left ( stack{k#i} right )(1-p)^{k}
{%lambda^k} over {k!}

~= {}</annotation>
  </semantics>
</math>
</file>

<file path=Object 4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i>i</mi>
        </msup>
      </mfrac>
      <mspace width="2em"/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frac>
            <mrow>
              <mi>k</mi>
              <mi>!</mi>
            </mrow>
            <mrow>
              <mi>i</mi>
              <mi>!</mi>
              <mrow>
                <mo fence="true" stretchy="false">(</mo>
                <mrow>
                  <mrow>
                    <mi>k</mi>
                    <mo stretchy="false">−</mo>
                    <mi>i</mi>
                  </mrow>
                </mrow>
                <mo fence="true" stretchy="false">)</mo>
              </mrow>
              <mi>!</mi>
            </mrow>
          </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k</mi>
          </msup>
          <mfrac>
            <msup>
              <mi mathvariant="normal">λ</mi>
              <mi>k</mi>
            </msup>
            <mrow>
              <mi>k</mi>
              <mi>!</mi>
            </mrow>
          </mfrac>
        </mrow>
      </mrow>
      <mrow>
        <mspace width="2em"/>
        <mo stretchy="false">=</mo>
        <mrow/>
      </mrow>
    </mrow>
    <annotation encoding="StarMath 5.0">{}=~

e^-%lambda {p^i}over{(1-p)^i}

~sum from{k=i} to{infinity}{ {k!}over{i!(k-i)!}(1-p)^{k}
{%lambda^k} over {k!} }

~= {}</annotation>
  </semantics>
</math>
</file>

<file path=Object 5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row>
          <mi>i</mi>
          <mi>!</mi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i</mi>
          </msup>
        </mrow>
      </mfrac>
      <mspace width="2em"/>
      <mrow>
        <munderover>
          <mo stretchy="false">∑</mo>
          <mrow>
            <mi>k</mi>
            <mo stretchy="false">=</mo>
            <mi>i</mi>
          </mrow>
          <mi mathvariant="normal">∞</mi>
        </munderover>
        <mrow>
          <mfrac>
            <mn>1</mn>
            <mrow>
              <mrow>
                <mo fence="true" stretchy="false">(</mo>
                <mrow>
                  <mrow>
                    <mi>k</mi>
                    <mo stretchy="false">−</mo>
                    <mi>i</mi>
                  </mrow>
                </mrow>
                <mo fence="true" stretchy="false">)</mo>
              </mrow>
              <mi>!</mi>
            </mrow>
          </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k</mi>
          </msup>
          <msup>
            <mi mathvariant="normal">λ</mi>
            <mi>k</mi>
          </msup>
        </mrow>
      </mrow>
      <mrow>
        <mspace width="2em"/>
        <mo stretchy="false">=</mo>
        <mrow/>
      </mrow>
    </mrow>
    <annotation encoding="StarMath 5.0">{}=~

e^-%lambda {p^i}over{i!(1-p)^i}

~sum from{k=i} to{infinity}{ {1}over{(k-i)!}(1-p)^{k}
{%lambda^k} }

~= {}</annotation>
  </semantics>
</math>
</file>

<file path=Object 6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i>p</mi>
          <mi>i</mi>
        </msup>
        <mrow>
          <mi>i</mi>
          <mi>!</mi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i>i</mi>
          </msup>
        </mrow>
      </mfrac>
      <mspace width="2em"/>
      <mrow>
        <munderover>
          <mo stretchy="false">∑</mo>
          <mrow>
            <mi>q</mi>
            <mo stretchy="false">=</mo>
            <mn>0</mn>
          </mrow>
          <mi mathvariant="normal">∞</mi>
        </munderover>
        <mrow>
          <mfrac>
            <mn>1</mn>
            <mrow>
              <mi>q</mi>
              <mi>!</mi>
            </mrow>
          </mfrac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row>
              <mi>q</mi>
              <mo stretchy="false">+</mo>
              <mi>i</mi>
            </mrow>
          </msup>
          <msup>
            <mi mathvariant="normal">λ</mi>
            <mrow>
              <mi>q</mi>
              <mo stretchy="false">+</mo>
              <mi>i</mi>
            </mrow>
          </msup>
        </mrow>
      </mrow>
      <mrow>
        <mspace width="2em"/>
        <mo stretchy="false">=</mo>
        <mrow/>
      </mrow>
    </mrow>
    <annotation encoding="StarMath 5.0">{}=~

e^-%lambda {p^i}over{i!(1-p)^i}

~sum from{q=0} to{infinity}{ {1}over{q!}(1-p)^{q+i}
{%lambda^{q+i}} }

~= {}</annotation>
  </semantics>
</math>
</file>

<file path=Object 7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row>
            <mo fence="true" stretchy="false">(</mo>
            <mrow>
              <mrow>
                <mi mathvariant="normal">λ</mi>
                <mi>p</mi>
              </mrow>
            </mrow>
            <mo fence="true" stretchy="false">)</mo>
          </mrow>
          <mi>i</mi>
        </msup>
        <mrow>
          <mi>i</mi>
          <mi>!</mi>
        </mrow>
      </mfrac>
      <mspace width="2em"/>
      <mrow>
        <munderover>
          <mo stretchy="false">∑</mo>
          <mrow>
            <mi>q</mi>
            <mo stretchy="false">=</mo>
            <mn>0</mn>
          </mrow>
          <mi mathvariant="normal">∞</mi>
        </munderover>
        <mfrac>
          <mrow>
            <msup>
              <mrow>
                <mo fence="true" stretchy="false">(</mo>
                <mrow>
                  <mrow>
                    <mn>1</mn>
                    <mo stretchy="false">−</mo>
                    <mi>p</mi>
                  </mrow>
                </mrow>
                <mo fence="true" stretchy="false">)</mo>
              </mrow>
              <mi>q</mi>
            </msup>
            <msup>
              <mi mathvariant="normal">λ</mi>
              <mi>q</mi>
            </msup>
          </mrow>
          <mrow>
            <mi>q</mi>
            <mi>!</mi>
          </mrow>
        </mfrac>
      </mrow>
      <mrow>
        <mspace width="2em"/>
        <mo stretchy="false">=</mo>
        <mrow/>
      </mrow>
    </mrow>
    <annotation encoding="StarMath 5.0">{}=~

e^-%lambda {(%lambda p)^i}over{i!}

~sum from{q=0} to{infinity}{ {(1-p)^q %lambda^q}over{q!} }

~= {}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o stretchy="false">−</mo>
          <mi mathvariant="normal">λ</mi>
        </mrow>
      </msup>
      <mfrac>
        <msup>
          <mrow>
            <mo fence="true" stretchy="false">(</mo>
            <mrow>
              <mrow>
                <mi mathvariant="normal">λ</mi>
                <mi>p</mi>
              </mrow>
            </mrow>
            <mo fence="true" stretchy="false">)</mo>
          </mrow>
          <mi>i</mi>
        </msup>
        <mrow>
          <mi>i</mi>
          <mi>!</mi>
        </mrow>
      </mfrac>
      <mspace width="2em"/>
      <msup>
        <mi>e</mi>
        <mrow>
          <mi mathvariant="normal">λ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sup>
      <mrow>
        <mspace width="2em"/>
        <mo stretchy="false">=</mo>
        <mrow/>
      </mrow>
    </mrow>
    <annotation encoding="StarMath 5.0">{}=~

e^-%lambda {(%lambda p)^i}over{i!}

~e^{ %lambda (1-p) }

~= {}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space width="2em"/>
      </mrow>
      <msup>
        <mi>e</mi>
        <mrow>
          <mrow>
            <mo stretchy="false">−</mo>
            <mi mathvariant="normal">λ</mi>
          </mrow>
          <mi>p</mi>
        </mrow>
      </msup>
      <mfrac>
        <msup>
          <mrow>
            <mo fence="true" stretchy="false">(</mo>
            <mrow>
              <mrow>
                <mi mathvariant="normal">λ</mi>
                <mi>p</mi>
              </mrow>
            </mrow>
            <mo fence="true" stretchy="false">)</mo>
          </mrow>
          <mi>i</mi>
        </msup>
        <mrow>
          <mi>i</mi>
          <mi>!</mi>
        </mrow>
      </mfrac>
    </mrow>
    <annotation encoding="StarMath 5.0">{}=~

e^{-%lambda p} {(%lambda p)^i}over{i!}</annotation>
  </semantics>
</math>
</file>